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8cm" table:align="margins"/>
    </style:style>
    <style:style style:name="TABLE_5f_01.A" style:display-name="TABLE_01.A" style:family="table-column">
      <style:table-column-properties style:column-width="1.111cm" style:rel-column-width="4045*"/>
    </style:style>
    <style:style style:name="TABLE_5f_01.B" style:display-name="TABLE_01.B" style:family="table-column">
      <style:table-column-properties style:column-width="5.433cm" style:rel-column-width="19779*"/>
    </style:style>
    <style:style style:name="TABLE_5f_01.C" style:display-name="TABLE_01.C" style:family="table-column">
      <style:table-column-properties style:column-width="8.421cm" style:rel-column-width="30657*"/>
    </style:style>
    <style:style style:name="TABLE_5f_01.D" style:display-name="TABLE_01.D" style:family="table-column">
      <style:table-column-properties style:column-width="3.036cm" style:rel-column-width="11054*"/>
    </style:style>
    <style:style style:name="TABLE_5f_01.1" style:display-name="TABLE_01.1" style:family="table-row">
      <style:table-row-properties fo:keep-together="auto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officeooo:rsid="001e9570" officeooo:paragraph-rsid="001e9570"/>
    </style:style>
    <style:style style:name="P4" style:family="paragraph" style:parent-style-name="Table_20_Heading">
      <style:paragraph-properties fo:text-align="center" style:justify-single-word="false"/>
      <style:text-properties officeooo:rsid="001e9570" officeooo:paragraph-rsid="001e9570"/>
    </style:style>
    <style:style style:name="P5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220ddc"/>
    </style:style>
    <style:style style:name="T3" style:family="text">
      <style:text-properties officeooo:rsid="0024ce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5"><text:span text:style-name="T3">Список</text:span> процессов<text:line-break/> по состоянию на <text:span text:style-name="T2">[REPORT_DATE]</text:span>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4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D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3">[NN]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FULLNAME]</text:p>
          </table:table-cell>
          <table:table-cell table:style-name="TABLE_5f_01.D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0:12.601035618</meta:creation-date>
    <dc:date>2014-09-29T15:00:15.949401416</dc:date>
    <dc:creator>Роберт Бикмансуров</dc:creator>
    <meta:document-statistic meta:table-count="1" meta:image-count="0" meta:object-count="0" meta:page-count="1" meta:paragraph-count="12" meta:word-count="30" meta:character-count="200" meta:non-whitespace-character-count="182"/>
  </office:meta>
</office:document-meta>
</file>